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7.25pt"/>
    </style:style>
    <style:style style:name="co4" style:family="table-column">
      <style:table-column-properties fo:break-before="auto" style:column-width="96.46pt"/>
    </style:style>
    <style:style style:name="co5" style:family="table-column">
      <style:table-column-properties fo:break-before="auto" style:column-width="76.2pt"/>
    </style:style>
    <style:style style:name="co6" style:family="table-column">
      <style:table-column-properties fo:break-before="auto" style:column-width="90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transparent" fo:border="0.06pt solid #000000"/>
    </style:style>
    <style:style style:name="ce3" style:family="table-cell" style:parent-style-name="Default">
      <style:table-cell-properties fo:background-color="#fdfce4" fo:border="0.06pt solid #000000"/>
    </style:style>
    <style:style style:name="ce4" style:family="table-cell" style:parent-style-name="Default">
      <style:table-cell-properties fo:background-color="#fff200" fo:border="0.06pt solid #000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200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late_1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2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Slate</text:p>
          </table:table-cell>
          <table:table-cell office:value-type="string" calcext:value-type="string">
            <text:p>Model Letter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eparation Scheme</text:p>
          </table:table-cell>
          <table:table-cell table:style-name="ce1" office:value-type="string" calcext:value-type="string">
            <text:p>Mean Metric</text:p>
          </table:table-cell>
          <table:table-cell table:style-name="ce1" office:value-type="string" calcext:value-type="string">
            <text:p>Best Metric</text:p>
          </table:table-cell>
          <table:table-cell office:value-type="string" calcext:value-type="string">
            <text:p>Best Input Days</text:p>
          </table:table-cell>
          <table:table-cell office:value-type="string" calcext:value-type="string">
            <text:p>Best Output Days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191329804024702" calcext:value-type="float">
            <text:p>0.01913298040247</text:p>
          </table:table-cell>
          <table:table-cell office:value-type="float" office:value="0.0135892732419813" calcext:value-type="float">
            <text:p>0.01358927324198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1839271776205" calcext:value-type="float">
            <text:p>0.063183927177621</text:p>
          </table:table-cell>
          <table:table-cell office:value-type="float" office:value="0.0534691204634132" calcext:value-type="float">
            <text:p>0.05346912046341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337107480348979" calcext:value-type="float">
            <text:p>0.033710748034898</text:p>
          </table:table-cell>
          <table:table-cell office:value-type="float" office:value="0.0260119935536354" calcext:value-type="float">
            <text:p>0.02601199355363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10606896597892" calcext:value-type="float">
            <text:p>0.010606896597892</text:p>
          </table:table-cell>
          <table:table-cell table:style-name="ce3" office:value-type="float" office:value="0.0072614997625351" calcext:value-type="float">
            <text:p>0.00726149976253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441768437428467" calcext:value-type="float">
            <text:p>0.044176843742847</text:p>
          </table:table-cell>
          <table:table-cell office:value-type="float" office:value="0.0375453234587809" calcext:value-type="float">
            <text:p>0.03754532345878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.00808119378052652" calcext:value-type="float">
            <text:p>0.008081193780527</text:p>
          </table:table-cell>
          <table:table-cell table:style-name="ce3" office:value-type="float" office:value="0.00524117890745402" calcext:value-type="float">
            <text:p>0.005241178907454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204469992339992" calcext:value-type="float">
            <text:p>0.020446999233999</text:p>
          </table:table-cell>
          <table:table-cell office:value-type="float" office:value="0.0119259252232994" calcext:value-type="float">
            <text:p>0.01192592522329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C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office:value-type="float" office:value="0.00960266729816794" calcext:value-type="float">
            <text:p>0.009602667298168</text:p>
          </table:table-cell>
          <table:table-cell table:style-name="ce4" office:value-type="float" office:value="0.00478305667638779" calcext:value-type="float">
            <text:p>0.00478305667638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Default" table:number-columns-repeated="4"/>
          <table:table-cell table:style-name="Default" table:formula="of:=MIN([.E2:.E9])" office:value-type="float" office:value="0.00808119378052652" calcext:value-type="float">
            <text:p>0.008081193780527</text:p>
          </table:table-cell>
          <table:table-cell table:style-name="Default" table:formula="of:=MIN([.F2:.F9])" office:value-type="float" office:value="0.00478305667638779" calcext:value-type="float">
            <text:p>0.004783056676388</text:p>
          </table:table-cell>
          <table:table-cell table:style-name="Default" table:number-columns-repeated="2"/>
        </table:table-row>
      </table:table>
      <table:table table:name="Slate_2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office:value-type="string" calcext:value-type="string">
            <text:p>Slate</text:p>
          </table:table-cell>
          <table:table-cell office:value-type="string" calcext:value-type="string">
            <text:p>Model Letter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eparation Scheme</text:p>
          </table:table-cell>
          <table:table-cell office:value-type="string" calcext:value-type="string">
            <text:p>Mean Metric</text:p>
          </table:table-cell>
          <table:table-cell office:value-type="string" calcext:value-type="string">
            <text:p>Best Metric</text:p>
          </table:table-cell>
          <table:table-cell office:value-type="string" calcext:value-type="string">
            <text:p>Best Input Days</text:p>
          </table:table-cell>
          <table:table-cell office:value-type="string" calcext:value-type="string">
            <text:p>Best Output Days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202701536940776" calcext:value-type="float">
            <text:p>0.020270153694078</text:p>
          </table:table-cell>
          <table:table-cell office:value-type="float" office:value="0.00937053159689174" calcext:value-type="float">
            <text:p>0.009370531596892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83347549209614" calcext:value-type="float">
            <text:p>0.058334754920962</text:p>
          </table:table-cell>
          <table:table-cell office:value-type="float" office:value="0.0487478562370273" calcext:value-type="float">
            <text:p>0.048747856237027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328459970109762" calcext:value-type="float">
            <text:p>0.032845997010976</text:p>
          </table:table-cell>
          <table:table-cell office:value-type="float" office:value="0.0280448128332821" calcext:value-type="float">
            <text:p>0.02804481283328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0824854918755591" calcext:value-type="float">
            <text:p>0.008248549187556</text:p>
          </table:table-cell>
          <table:table-cell table:style-name="ce3" office:value-type="float" office:value="0.00627706199884415" calcext:value-type="float">
            <text:p>0.00627706199884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454715901874919" calcext:value-type="float">
            <text:p>0.045471590187492</text:p>
          </table:table-cell>
          <table:table-cell office:value-type="float" office:value="0.0335850662810273" calcext:value-type="float">
            <text:p>0.033585066281027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087522161193192" calcext:value-type="float">
            <text:p>0.008752216119319</text:p>
          </table:table-cell>
          <table:table-cell table:style-name="ce3" office:value-type="float" office:value="0.00652388948947191" calcext:value-type="float">
            <text:p>0.006523889489472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251996899137839" calcext:value-type="float">
            <text:p>0.025199689913784</text:p>
          </table:table-cell>
          <table:table-cell office:value-type="float" office:value="0.0194032188565092" calcext:value-type="float">
            <text:p>0.019403218856509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C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" office:value-type="float" office:value="0.00790346995927393" calcext:value-type="float">
            <text:p>0.007903469959274</text:p>
          </table:table-cell>
          <table:table-cell table:style-name="ce4" office:value-type="float" office:value="0.00453914981335402" calcext:value-type="float">
            <text:p>0.00453914981335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Default" table:number-columns-repeated="4"/>
          <table:table-cell table:style-name="Default" table:formula="of:=MIN([.E2:.E9])" office:value-type="float" office:value="0.00790346995927393" calcext:value-type="float">
            <text:p>0.007903469959274</text:p>
          </table:table-cell>
          <table:table-cell table:style-name="Default" table:formula="of:=MIN([.F2:.F9])" office:value-type="float" office:value="0.00453914981335402" calcext:value-type="float">
            <text:p>0.004539149813354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Default" table:number-columns-repeated="4"/>
          <table:table-cell table:style-name="Default" table:formula="of:=MIN([.E2:.E8])" office:value-type="float" office:value="0.00824854918755591" calcext:value-type="float">
            <text:p>0.008248549187556</text:p>
          </table:table-cell>
          <table:table-cell table:style-name="Default" table:formula="of:=MIN([.F2:.F8])" office:value-type="float" office:value="0.00627706199884415" calcext:value-type="float">
            <text:p>0.006277061998844</text:p>
          </table:table-cell>
          <table:table-cell table:style-name="Default" table:number-columns-repeated="2"/>
        </table:table-row>
      </table:table>
      <table:table table:name="Slate_2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2" table:default-cell-style-name="ce5"/>
        <table:table-column table:style-name="co5" table:default-cell-style-name="ce2"/>
        <table:table-column table:style-name="co6" table:default-cell-style-name="ce2"/>
        <table:table-row table:style-name="ro1">
          <table:table-cell office:value-type="string" calcext:value-type="string">
            <text:p>Slate</text:p>
          </table:table-cell>
          <table:table-cell office:value-type="string" calcext:value-type="string">
            <text:p>Model Letter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eparation Scheme</text:p>
          </table:table-cell>
          <table:table-cell table:style-name="ce2" office:value-type="string" calcext:value-type="string">
            <text:p>Mean Metric</text:p>
          </table:table-cell>
          <table:table-cell table:style-name="ce2" office:value-type="string" calcext:value-type="string">
            <text:p>Best Metric</text:p>
          </table:table-cell>
          <table:table-cell office:value-type="string" calcext:value-type="string">
            <text:p>Best Input Days</text:p>
          </table:table-cell>
          <table:table-cell office:value-type="string" calcext:value-type="string">
            <text:p>Best Output Days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130115548137012" calcext:value-type="float">
            <text:p>0.013011554813701</text:p>
          </table:table-cell>
          <table:table-cell office:value-type="float" office:value="0.00544228187093057" calcext:value-type="float">
            <text:p>0.0054422818709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492565855851" calcext:value-type="float">
            <text:p>0.063492565855851</text:p>
          </table:table-cell>
          <table:table-cell office:value-type="float" office:value="0.0536499079304664" calcext:value-type="float">
            <text:p>0.05364990793046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219850941804693" calcext:value-type="float">
            <text:p>0.021985094180469</text:p>
          </table:table-cell>
          <table:table-cell office:value-type="float" office:value="0.015703210868861" calcext:value-type="float">
            <text:p>0.01570321086886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0.0054628886282444" calcext:value-type="float">
            <text:p>0.005462888628244</text:p>
          </table:table-cell>
          <table:table-cell office:value-type="float" office:value="0.00391405168920755" calcext:value-type="float">
            <text:p>0.003914051689208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311238563880266" calcext:value-type="float">
            <text:p>0.031123856388027</text:p>
          </table:table-cell>
          <table:table-cell office:value-type="float" office:value="0.0228920241900007" calcext:value-type="float">
            <text:p>0.0228920241900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593671924434602" calcext:value-type="float">
            <text:p>0.005936719244346</text:p>
          </table:table-cell>
          <table:table-cell office:value-type="float" office:value="0.00376108754426241" calcext:value-type="float">
            <text:p>0.00376108754426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168623736464739" calcext:value-type="float">
            <text:p>0.016862373646474</text:p>
          </table:table-cell>
          <table:table-cell office:value-type="float" office:value="0.0131524748740201" calcext:value-type="float">
            <text:p>0.0131524748740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C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684178230585531" calcext:value-type="float">
            <text:p>0.006841782305855</text:p>
          </table:table-cell>
          <table:table-cell table:style-name="ce6" office:value-type="float" office:value="0.00149836507625878" calcext:value-type="float">
            <text:p>0.00149836507625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Default" table:number-columns-repeated="4"/>
          <table:table-cell table:style-name="Default" table:formula="of:=MIN([.E2:.E9])" office:value-type="float" office:value="0.0054628886282444" calcext:value-type="float">
            <text:p>0.005462888628244</text:p>
          </table:table-cell>
          <table:table-cell table:style-name="Default" table:formula="of:=MIN([.F2:.F9])" office:value-type="float" office:value="0.00149836507625878" calcext:value-type="float">
            <text:p>0.001498365076259</text:p>
          </table:table-cell>
          <table:table-cell table:style-name="Default" table:number-columns-repeated="2"/>
        </table:table-row>
      </table:table>
      <table:table table:name="Slate_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ce1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Slate</text:p>
          </table:table-cell>
          <table:table-cell table:style-name="ce1" office:value-type="string" calcext:value-type="string">
            <text:p>Model Letter</text:p>
          </table:table-cell>
          <table:table-cell table:style-name="ce1" office:value-type="string" calcext:value-type="string">
            <text:p>Network</text:p>
          </table:table-cell>
          <table:table-cell table:style-name="ce1" office:value-type="string" calcext:value-type="string">
            <text:p>Separation Scheme</text:p>
          </table:table-cell>
          <table:table-cell table:style-name="ce1" office:value-type="string" calcext:value-type="string">
            <text:p>Mean Metric</text:p>
          </table:table-cell>
          <table:table-cell table:style-name="ce1" office:value-type="string" calcext:value-type="string">
            <text:p>Best Metric</text:p>
          </table:table-cell>
          <table:table-cell office:value-type="string" calcext:value-type="string">
            <text:p>Best Input Days</text:p>
          </table:table-cell>
          <table:table-cell table:style-name="ce1" office:value-type="string" calcext:value-type="string">
            <text:p>Best Output Days </text:p>
          </table:table-cell>
          <table:table-cell table:number-columns-repeated="3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1" office:value-type="string" calcext:value-type="string">
            <text:p>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office:value-type="float" office:value="0.0158185249809443" calcext:value-type="float">
            <text:p>0.015818524980944</text:p>
          </table:table-cell>
          <table:table-cell office:value-type="float" office:value="0.0185965351386076" calcext:value-type="float">
            <text:p>0.018596535138608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.0345498457743415" calcext:value-type="float">
            <text:p>0.034549845774342</text:p>
          </table:table-cell>
          <table:table-cell office:value-type="float" office:value="0.0293052612144375" calcext:value-type="float">
            <text:p>0.029305261214438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0.0337107480348979" calcext:value-type="float">
            <text:p>0.033710748034898</text:p>
          </table:table-cell>
          <table:table-cell table:style-name="ce2" office:value-type="float" office:value="0.0260119935536354" calcext:value-type="float">
            <text:p>0.026011993553635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.00824214180465788" calcext:value-type="float">
            <text:p>0.008242141804658</text:p>
          </table:table-cell>
          <table:table-cell table:style-name="ce6" office:value-type="float" office:value="0.00450965622439981" calcext:value-type="float">
            <text:p>0.0045096562244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1" office:value-type="string" calcext:value-type="string">
            <text:p>U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office:value-type="float" office:value="0.0389038751793872" calcext:value-type="float">
            <text:p>0.038903875179387</text:p>
          </table:table-cell>
          <table:table-cell office:value-type="float" office:value="0.0331378848577123" calcext:value-type="float">
            <text:p>0.033137884857712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float" office:value="0.00808119378052652" calcext:value-type="float">
            <text:p>0.008081193780527</text:p>
          </table:table-cell>
          <table:table-cell table:style-name="ce2" office:value-type="float" office:value="0.00524117890745402" calcext:value-type="float">
            <text:p>0.005241178907454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Z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0.0204469992339992" calcext:value-type="float">
            <text:p>0.020446999233999</text:p>
          </table:table-cell>
          <table:table-cell table:style-name="ce2" office:value-type="float" office:value="0.0119259252232994" calcext:value-type="float">
            <text:p>0.011925925223299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C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2" office:value-type="float" office:value="0.00960266729816794" calcext:value-type="float">
            <text:p>0.009602667298168</text:p>
          </table:table-cell>
          <table:table-cell table:style-name="ce2" office:value-type="float" office:value="0.00478305667638779" calcext:value-type="float">
            <text:p>0.004783056676388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formula="of:=MIN([.E2:.E9])" office:value-type="float" office:value="0.00808119378052652" calcext:value-type="float">
            <text:p>0.008081193780527</text:p>
          </table:table-cell>
          <table:table-cell table:formula="of:=MIN([.F2:.F9])" office:value-type="float" office:value="0.00450965622439981" calcext:value-type="float">
            <text:p>0.0045096562244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E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5" office:value-type="float" office:value="0.0130115548137012" calcext:value-type="float">
            <text:p>0.013011554813701</text:p>
          </table:table-cell>
          <table:table-cell table:style-name="ce5" office:value-type="float" office:value="0.00544228187093057" calcext:value-type="float">
            <text:p>0.005442281870931</text:p>
          </table:table-cell>
          <table:table-cell office:value-type="string" calcext:value-type="string">
            <text:p>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office:value-type="float" office:value="0.0158185249809443" calcext:value-type="float">
            <text:p>0.015818524980944</text:p>
          </table:table-cell>
          <table:table-cell office:value-type="float" office:value="0.0185965351386076" calcext:value-type="float">
            <text:p>0.018596535138608</text:p>
          </table:table-cell>
        </table:table-row>
        <table:table-row table:style-name="ro1">
          <table:table-cell/>
          <table:table-cell table:style-name="ce2" office:value-type="string" calcext:value-type="string">
            <text:p>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.063492565855851" calcext:value-type="float">
            <text:p>0.063492565855851</text:p>
          </table:table-cell>
          <table:table-cell table:style-name="ce5" office:value-type="float" office:value="0.0536499079304664" calcext:value-type="float">
            <text:p>0.053649907930466</text:p>
          </table:table-cell>
          <table:table-cell office:value-type="string" calcext:value-type="string">
            <text:p>H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.0345498457743415" calcext:value-type="float">
            <text:p>0.034549845774342</text:p>
          </table:table-cell>
          <table:table-cell office:value-type="float" office:value="0.0293052612144375" calcext:value-type="float">
            <text:p>0.029305261214438</text:p>
          </table:table-cell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7" office:value-type="string" calcext:value-type="string">
            <text:p>Combo 22/24</text:p>
          </table:table-cell>
          <table:table-cell table:style-name="ce7" office:value-type="string" calcext:value-type="string">
            <text:p>Mean MSE</text:p>
          </table:table-cell>
          <table:table-cell table:style-name="ce7" office:value-type="string" calcext:value-type="string">
            <text:p>Weighted 22</text:p>
          </table:table-cell>
          <table:table-cell table:style-name="ce7" office:value-type="string" calcext:value-type="string">
            <text:p>Weighted 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7" office:value-type="string" calcext:value-type="string">
            <text:p>E </text:p>
          </table:table-cell>
          <table:table-cell table:style-name="ce1" table:formula="of:=SUM([.F23:.G23])" office:value-type="float" office:value="0.0142202979479207" calcext:value-type="float">
            <text:p>0.014220297947921</text:p>
          </table:table-cell>
          <table:table-cell table:style-name="ce1" table:formula="of:=(119/209)*[.E18]" office:value-type="float" office:value="0.00740849293220307" calcext:value-type="float">
            <text:p>0.007408492932203</text:p>
          </table:table-cell>
          <table:table-cell table:formula="of:=(90/209)*[.J18]" office:value-type="float" office:value="0.00681180501571765" calcext:value-type="float">
            <text:p>0.00681180501571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7" office:value-type="string" calcext:value-type="string">
            <text:p>H </text:p>
          </table:table-cell>
          <table:table-cell table:style-name="ce1" table:formula="of:=SUM([.F24:.G24])" office:value-type="float" office:value="0.0510291935719474" calcext:value-type="float">
            <text:p>0.051029193571947</text:p>
          </table:table-cell>
          <table:table-cell table:style-name="ce1" table:formula="of:=(119/209)*[.E19]" office:value-type="float" office:value="0.0361512695542883" calcext:value-type="float">
            <text:p>0.036151269554288</text:p>
          </table:table-cell>
          <table:table-cell table:formula="of:=(90/209)*[.J19]" office:value-type="float" office:value="0.014877924017659" calcext:value-type="float">
            <text:p>0.014877924017659</text:p>
          </table:table-cell>
          <table:table-cell table:number-columns-repeated="4"/>
        </table:table-row>
      </table:table>
      <table:table table:name="Compare_Retrained_Slates" table:style-name="ta1">
        <table:table-column table:style-name="co2" table:number-columns-repeated="6" table:default-cell-style-name="ce2"/>
        <table:table-row table:style-name="ro1">
          <table:table-cell table:style-name="ce8" office:value-type="string" calcext:value-type="string">
            <text:p>Slate 16</text:p>
          </table:table-cell>
          <table:table-cell table:style-name="ce8" table:number-columns-repeated="2"/>
          <table:table-cell table:style-name="ce8" office:value-type="string" calcext:value-type="string">
            <text:p>Slate 24</text:p>
          </table:table-cell>
          <table:table-cell table:style-name="ce8" table:number-columns-repeated="2"/>
        </table:table-row>
        <table:table-row table:style-name="ro1">
          <table:table-cell table:style-name="ce8" office:value-type="string" calcext:value-type="string">
            <text:p>Letter</text:p>
          </table:table-cell>
          <table:table-cell table:style-name="ce8" office:value-type="string" calcext:value-type="string">
            <text:p>Mean </text:p>
          </table:table-cell>
          <table:table-cell table:style-name="ce8" office:value-type="string" calcext:value-type="string">
            <text:p>Best</text:p>
          </table:table-cell>
          <table:table-cell table:style-name="ce8" office:value-type="string" calcext:value-type="string">
            <text:p>Letter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Best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01540652429685" calcext:value-type="float">
            <text:p>0.01540652429685</text:p>
          </table:table-cell>
          <table:table-cell office:value-type="float" office:value="0.012514989823103" calcext:value-type="float">
            <text:p>0.012514989823103</text:p>
          </table:table-cell>
          <table:table-cell office:value-type="string" calcext:value-type="string">
            <text:p>G</text:p>
          </table:table-cell>
          <table:table-cell office:value-type="float" office:value="0.0155057946685702" calcext:value-type="float">
            <text:p>0.01550579466857</text:p>
          </table:table-cell>
          <table:table-cell office:value-type="float" office:value="0.0123595148324966" calcext:value-type="float">
            <text:p>0.01235951483249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.016054946377404" calcext:value-type="float">
            <text:p>0.016054946377404</text:p>
          </table:table-cell>
          <table:table-cell office:value-type="float" office:value="0.0134172933800012" calcext:value-type="float">
            <text:p>0.013417293380001</text:p>
          </table:table-cell>
          <table:table-cell office:value-type="string" calcext:value-type="string">
            <text:p>J</text:p>
          </table:table-cell>
          <table:table-cell office:value-type="float" office:value="0.0158659019390495" calcext:value-type="float">
            <text:p>0.01586590193905</text:p>
          </table:table-cell>
          <table:table-cell office:value-type="float" office:value="0.0133662638410427" calcext:value-type="float">
            <text:p>0.013366263841043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0154938329942524" calcext:value-type="float">
            <text:p>0.015493832994252</text:p>
          </table:table-cell>
          <table:table-cell office:value-type="float" office:value="0.012541089206934" calcext:value-type="float">
            <text:p>0.012541089206934</text:p>
          </table:table-cell>
          <table:table-cell office:value-type="string" calcext:value-type="string">
            <text:p>T</text:p>
          </table:table-cell>
          <table:table-cell office:value-type="float" office:value="0.0154216608498245" calcext:value-type="float">
            <text:p>0.015421660849825</text:p>
          </table:table-cell>
          <table:table-cell office:value-type="float" office:value="0.012531828135252" calcext:value-type="float">
            <text:p>0.01253182813525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0160864820019483" calcext:value-type="float">
            <text:p>0.016086482001948</text:p>
          </table:table-cell>
          <table:table-cell office:value-type="float" office:value="0.013385087492292" calcext:value-type="float">
            <text:p>0.013385087492292</text:p>
          </table:table-cell>
          <table:table-cell office:value-type="string" calcext:value-type="string">
            <text:p>V</text:p>
          </table:table-cell>
          <table:table-cell office:value-type="float" office:value="0.0158736814452897" calcext:value-type="float">
            <text:p>0.01587368144529</text:p>
          </table:table-cell>
          <table:table-cell office:value-type="float" office:value="0.013346174950199" calcext:value-type="float">
            <text:p>0.013346174950199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0.0152778978614757" calcext:value-type="float">
            <text:p>0.015277897861476</text:p>
          </table:table-cell>
          <table:table-cell office:value-type="float" office:value="0.0124332392588258" calcext:value-type="float">
            <text:p>0.012433239258826</text:p>
          </table:table-cell>
          <table:table-cell office:value-type="string" calcext:value-type="string">
            <text:p>W</text:p>
          </table:table-cell>
          <table:table-cell office:value-type="float" office:value="0.0150808192168673" calcext:value-type="float">
            <text:p>0.015080819216867</text:p>
          </table:table-cell>
          <table:table-cell office:value-type="float" office:value="0.0123703945428133" calcext:value-type="float">
            <text:p>0.012370394542813</text:p>
          </table:table-cell>
        </table:table-row>
        <table:table-row table:style-name="ro1">
          <table:table-cell table:style-name="ce9" table:number-columns-repeated="6"/>
        </table:table-row>
        <table:table-row table:style-name="ro1">
          <table:table-cell table:style-name="ce8" office:value-type="string" calcext:value-type="string">
            <text:p>Slate 17</text:p>
          </table:table-cell>
          <table:table-cell table:style-name="ce8" table:number-columns-repeated="2"/>
          <table:table-cell table:style-name="ce8" office:value-type="string" calcext:value-type="string">
            <text:p>Slate 25</text:p>
          </table:table-cell>
          <table:table-cell table:style-name="ce8" table:number-columns-repeated="2"/>
        </table:table-row>
        <table:table-row table:style-name="ro1">
          <table:table-cell table:style-name="ce8" office:value-type="string" calcext:value-type="string">
            <text:p>Letter</text:p>
          </table:table-cell>
          <table:table-cell table:style-name="ce8" office:value-type="string" calcext:value-type="string">
            <text:p>Mean </text:p>
          </table:table-cell>
          <table:table-cell table:style-name="ce8" office:value-type="string" calcext:value-type="string">
            <text:p>Best</text:p>
          </table:table-cell>
          <table:table-cell table:style-name="ce8" office:value-type="string" calcext:value-type="string">
            <text:p>Letter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Best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791666025158156" calcext:value-type="float">
            <text:p>0.791666025158156</text:p>
          </table:table-cell>
          <table:table-cell office:value-type="float" office:value="0.837222067662312" calcext:value-type="float">
            <text:p>0.837222067662312</text:p>
          </table:table-cell>
          <table:table-cell office:value-type="string" calcext:value-type="string">
            <text:p>G</text:p>
          </table:table-cell>
          <table:table-cell office:value-type="float" office:value="0.785043098444518" calcext:value-type="float">
            <text:p>0.785043098444518</text:p>
          </table:table-cell>
          <table:table-cell office:value-type="float" office:value="0.84170515103914" calcext:value-type="float">
            <text:p>0.8417051510391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.648269236603846" calcext:value-type="float">
            <text:p>0.648269236603846</text:p>
          </table:table-cell>
          <table:table-cell office:value-type="float" office:value="0.724110175624635" calcext:value-type="float">
            <text:p>0.724110175624635</text:p>
          </table:table-cell>
          <table:table-cell office:value-type="string" calcext:value-type="string">
            <text:p>J</text:p>
          </table:table-cell>
          <table:table-cell table:style-name="ce10" office:value-type="float" office:value="0.639892414815903" calcext:value-type="float">
            <text:p>0.639892414815903</text:p>
          </table:table-cell>
          <table:table-cell table:style-name="ce10" office:value-type="float" office:value="0.732199446889085" calcext:value-type="float">
            <text:p>0.73219944688908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783541464681516" calcext:value-type="float">
            <text:p>0.783541464681516</text:p>
          </table:table-cell>
          <table:table-cell office:value-type="float" office:value="0.83098592727649" calcext:value-type="float">
            <text:p>0.83098592727649</text:p>
          </table:table-cell>
          <table:table-cell office:value-type="string" calcext:value-type="string">
            <text:p>T</text:p>
          </table:table-cell>
          <table:table-cell office:value-type="float" office:value="0.791131800967683" calcext:value-type="float">
            <text:p>0.791131800967683</text:p>
          </table:table-cell>
          <table:table-cell office:value-type="float" office:value="0.834844736917165" calcext:value-type="float">
            <text:p>0.83484473691716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639805720939108" calcext:value-type="float">
            <text:p>0.639805720939108</text:p>
          </table:table-cell>
          <table:table-cell office:value-type="float" office:value="0.702412603313661" calcext:value-type="float">
            <text:p>0.702412603313661</text:p>
          </table:table-cell>
          <table:table-cell office:value-type="string" calcext:value-type="string">
            <text:p>V</text:p>
          </table:table-cell>
          <table:table-cell office:value-type="float" office:value="0.635561135605514" calcext:value-type="float">
            <text:p>0.635561135605514</text:p>
          </table:table-cell>
          <table:table-cell office:value-type="float" office:value="0.737262469959103" calcext:value-type="float">
            <text:p>0.737262469959103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0.803543232651593" calcext:value-type="float">
            <text:p>0.803543232651593</text:p>
          </table:table-cell>
          <table:table-cell office:value-type="float" office:value="0.84736701619912" calcext:value-type="float">
            <text:p>0.84736701619912</text:p>
          </table:table-cell>
          <table:table-cell office:value-type="string" calcext:value-type="string">
            <text:p>W</text:p>
          </table:table-cell>
          <table:table-cell office:value-type="float" office:value="0.805922366952779" calcext:value-type="float">
            <text:p>0.805922366952779</text:p>
          </table:table-cell>
          <table:table-cell office:value-type="float" office:value="0.845309919679466" calcext:value-type="float">
            <text:p>0.8453099196794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0T13:23:16.403273478</meta:creation-date>
    <meta:generator>LibreOffice/6.0.7.3$Linux_X86_64 LibreOffice_project/00m0$Build-3</meta:generator>
    <dc:date>2023-09-20T18:23:52.622844867</dc:date>
    <meta:editing-duration>PT2H25M</meta:editing-duration>
    <meta:editing-cycles>17</meta:editing-cycles>
    <meta:document-statistic meta:table-count="5" meta:cell-count="411" meta:object-count="0"/>
  </office:meta>
</office:document-meta>
</file>